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0C1C5C3793BFECC6.jpg" manifest:media-type="image/jpeg"/>
  <manifest:file-entry manifest:full-path="Pictures/10000000000000F100000058321C7A9FD766F7D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Droid Sans Fallback" svg:font-family="'Droid Sans Fallback'" style:font-pitch="variable"/>
    <style:font-face style:name="Droid Sans Fallback1" svg:font-family="'Droid Sans Fallback', 'MS Mincho'" style:font-pitch="variable"/>
    <style:font-face style:name="FreeSans2" svg:font-family="FreeSans" style:font-pitch="variable"/>
    <style:font-face style:name="FreeSans3" svg:font-family="FreeSans, 'MS Gothic'" style:font-pitch="variable"/>
    <style:font-face style:name="Microsoft Sans Serif1" svg:font-family="'Microsoft Sans Serif'"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967cm" fo:margin-left="-0.064cm" table:align="left" style:writing-mode="lr-tb"/>
    </style:style>
    <style:style style:name="Tabla1.A" style:family="table-column">
      <style:table-column-properties style:column-width="1.799cm"/>
    </style:style>
    <style:style style:name="Tabla1.B" style:family="table-column">
      <style:table-column-properties style:column-width="13.167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style>
    <style:style style:name="P3" style:family="paragraph" style:parent-style-name="Standard">
      <style:paragraph-properties fo:margin-left="0cm" fo:margin-right="-0.508cm" fo:text-align="center" style:justify-single-word="false" fo:text-indent="0cm" style:auto-text-indent="false"/>
      <style:text-properties fo:language="es" fo:country="MX"/>
    </style:style>
    <style:style style:name="P4" style:family="paragraph" style:parent-style-name="Standard">
      <style:paragraph-properties fo:margin-left="0cm" fo:margin-right="-0.508cm" fo:text-indent="0cm" style:auto-text-indent="false" style:snap-to-layout-grid="false"/>
    </style:style>
    <style:style style:name="P5"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6" style:family="paragraph" style:parent-style-name="Standard">
      <style:paragraph-properties fo:margin-left="0cm" fo:margin-right="-0.233cm" fo:text-align="center" style:justify-single-word="false" fo:text-indent="0cm" style:auto-text-indent="false"/>
    </style:style>
    <style:style style:name="P7" style:family="paragraph" style:parent-style-name="Texto_20_normas">
      <style:paragraph-properties fo:margin-top="0cm" fo:margin-bottom="0cm" loext:contextual-spacing="false" fo:line-height="100%"/>
      <style:text-properties officeooo:paragraph-rsid="0013f47e"/>
    </style:style>
    <style:style style:name="P8" style:family="paragraph" style:parent-style-name="Texto_20_normas">
      <style:paragraph-properties fo:margin-top="0cm" fo:margin-bottom="0cm" loext:contextual-spacing="false" fo:line-height="100%"/>
      <style:text-properties officeooo:rsid="002323eb" officeooo:paragraph-rsid="0013f47e"/>
    </style:style>
    <style:style style:name="P9" style:family="paragraph" style:parent-style-name="Standard">
      <style:paragraph-properties fo:margin-top="0cm" fo:margin-bottom="0cm" loext:contextual-spacing="false" fo:text-align="justify" style:justify-single-word="false"/>
      <style:text-properties style:font-name="Times New Roman1" fo:font-size="12pt" style:font-size-asian="12pt" style:font-name-complex="Nimbus Roman No9 L1" style:font-size-complex="12pt"/>
    </style:style>
    <style:style style:name="P10" style:family="paragraph" style:parent-style-name="Standard">
      <style:paragraph-properties fo:margin-top="0cm" fo:margin-bottom="0cm" loext:contextual-spacing="false" fo:text-align="justify" style:justify-single-word="false"/>
      <style:text-properties style:font-name="Times New Roman1" fo:font-size="12pt" officeooo:rsid="0013f47e" officeooo:paragraph-rsid="0013f47e" style:font-size-asian="12pt" style:font-name-complex="Nimbus Roman No9 L1" style:font-size-complex="12pt"/>
    </style:style>
    <style:style style:name="P11" style:family="paragraph" style:parent-style-name="Texto_20_articulado">
      <style:paragraph-properties fo:margin-top="0cm" fo:margin-bottom="0cm" loext:contextual-spacing="false"/>
      <style:text-properties style:use-window-font-color="true" style:font-name="Nimbus Roman No9 L1" fo:font-size="12pt" fo:language="es" fo:country="ES" style:font-name-asian="Times New Roman" style:font-size-asian="12pt" style:language-asian="zh" style:country-asian="CN" style:font-name-complex="Nimbus Roman No9 L1" style:font-size-complex="12pt" style:language-complex="ar" style:country-complex="SA"/>
    </style:style>
    <style:style style:name="P12" style:family="paragraph" style:parent-style-name="Texto_20_articulado">
      <style:paragraph-properties fo:margin-top="0cm" fo:margin-bottom="0cm" loext:contextual-spacing="false"/>
      <style:text-properties style:use-window-font-color="true" style:font-name="Nimbus Roman No9 L1" fo:font-size="12pt" fo:language="es" fo:country="ES" officeooo:paragraph-rsid="0013f47e" style:font-name-asian="Times New Roman" style:font-size-asian="12pt" style:language-asian="zh" style:country-asian="CN" style:font-name-complex="Nimbus Roman No9 L1" style:font-size-complex="12pt" style:language-complex="ar" style:country-complex="SA"/>
    </style:style>
    <style:style style:name="P13" style:family="paragraph" style:parent-style-name="Texto_20_normas" style:master-page-name="">
      <loext:graphic-properties draw:fill="none"/>
      <style:paragraph-properties fo:margin-left="0cm" fo:margin-right="0cm" fo:margin-top="0cm" fo:margin-bottom="0cm" loext:contextual-spacing="false" fo:line-height="100%" fo:text-align="justify" style:justify-single-word="false" fo:orphans="3" fo:widows="3" fo:text-indent="0.499cm" style:auto-text-indent="false" style:page-number="auto" fo:background-color="transparent" fo:keep-with-next="auto"/>
      <style:text-properties style:font-name="Nimbus Roman No9 L1" fo:font-size="12pt" officeooo:paragraph-rsid="0013f47e" style:font-size-asian="12pt" style:font-name-complex="Nimbus Roman No9 L1" style:font-size-complex="12pt"/>
    </style:style>
    <style:style style:name="P14" style:family="paragraph" style:parent-style-name="Texto_20_normas" style:master-page-name="">
      <loext:graphic-properties draw:fill="none"/>
      <style:paragraph-properties fo:margin-left="0cm" fo:margin-right="0cm" fo:margin-top="0cm" fo:margin-bottom="0cm" loext:contextual-spacing="false" fo:line-height="100%" fo:text-align="justify" style:justify-single-word="false" fo:orphans="3" fo:widows="3" fo:text-indent="0.499cm" style:auto-text-indent="false" style:page-number="auto" fo:background-color="transparent" fo:keep-with-next="auto"/>
      <style:text-properties style:font-name="Nimbus Roman No9 L1" fo:font-size="12pt" officeooo:rsid="002323eb" officeooo:paragraph-rsid="0013f47e" style:font-size-asian="12pt" style:font-name-complex="Nimbus Roman No9 L1"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justify" style:justify-single-word="false"/>
      <style:text-properties style:font-name="Nimbus Roman No9 L1" fo:font-size="12pt" style:font-size-asian="12pt" style:font-name-complex="Nimbus Roman No9 L1" style:font-size-complex="12pt"/>
    </style:style>
    <style:style style:name="P17" style:family="paragraph" style:parent-style-name="Standard">
      <style:paragraph-properties fo:text-align="center" style:justify-single-word="false"/>
      <style:text-properties style:font-name="Nimbus Roman No9 L1" fo:font-size="12pt" style:font-size-asian="12pt" style:font-name-complex="Nimbus Roman No9 L1" style:font-size-complex="12pt"/>
    </style:style>
    <style:style style:name="P18" style:family="paragraph" style:parent-style-name="Standard">
      <style:paragraph-properties fo:text-align="center" style:justify-single-word="false"/>
      <style:text-properties style:font-name="Nimbus Roman No9 L1" fo:font-size="12pt" officeooo:paragraph-rsid="0013f47e" style:font-size-asian="12pt" style:font-name-complex="Nimbus Roman No9 L1" style:font-size-complex="12pt"/>
    </style:style>
    <style:style style:name="P19" style:family="paragraph" style:parent-style-name="Standard">
      <style:paragraph-properties fo:margin-left="0cm" fo:margin-right="0cm" fo:line-height="100%" fo:text-align="justify" style:justify-single-word="false" fo:text-indent="0cm" style:auto-text-indent="false"/>
      <style:text-properties style:font-name="Nimbus Roman No9 L1" fo:font-size="12pt" style:font-size-asian="12pt" style:font-name-complex="Nimbus Roman No9 L1" style:font-size-complex="12pt"/>
    </style:style>
    <style:style style:name="P20" style:family="paragraph" style:parent-style-name="Standard">
      <style:paragraph-properties fo:margin-left="0cm" fo:margin-right="0cm" fo:line-height="100%" fo:text-align="justify" style:justify-single-word="false" fo:orphans="2" fo:widows="2" fo:hyphenation-ladder-count="no-limit" fo:text-indent="0cm" style:auto-text-indent="false" style:text-autospace="ideograph-alpha" style:punctuation-wrap="hanging" style:line-break="strict" style:writing-mode="lr-tb"/>
      <style:text-properties style:font-name="Nimbus Roman No9 L1" fo:font-size="12pt" officeooo:paragraph-rsid="0013f47e" style:font-size-asian="12pt" style:font-name-complex="Nimbus Roman No9 L1" style:font-size-complex="12pt" fo:hyphenate="false" fo:hyphenation-remain-char-count="2" fo:hyphenation-push-char-count="2"/>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Nimbus Roman No9 L1" fo:font-size="12pt" style:font-size-asian="12pt" style:font-name-complex="Nimbus Roman No9 L1" style:font-size-complex="12pt"/>
    </style:style>
    <style:style style:name="P22"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use-window-font-color="true" style:font-name="Nimbus Roman No9 L1" fo:font-size="12pt" fo:language="es" fo:country="ES" style:font-name-asian="Times New Roman" style:font-size-asian="12pt" style:language-asian="zh" style:country-asian="CN" style:font-name-complex="Nimbus Roman No9 L1" style:font-size-complex="12pt" style:language-complex="ar" style:country-complex="SA"/>
    </style:style>
    <style:style style:name="P23" style:family="paragraph" style:parent-style-name="Standard">
      <style:paragraph-properties fo:margin-left="0cm" fo:margin-right="0cm" fo:margin-top="0cm" fo:margin-bottom="0cm" loext:contextual-spacing="false" fo:text-align="justify" style:justify-single-word="false" fo:text-indent="0cm" style:auto-text-indent="false" style:snap-to-layout-grid="false"/>
      <style:text-properties style:use-window-font-color="true" style:font-name="Nimbus Roman No9 L1" fo:font-size="12pt" fo:language="es" fo:country="ES" style:font-name-asian="Times New Roman" style:font-size-asian="12pt" style:language-asian="zh" style:country-asian="CN" style:font-name-complex="Nimbus Roman No9 L1" style:font-size-complex="12pt" style:language-complex="ar" style:country-complex="SA"/>
    </style:style>
    <style:style style:name="P24" style:family="paragraph" style:parent-style-name="norita">
      <style:paragraph-properties fo:margin-left="0cm" fo:margin-right="0cm" fo:margin-top="0cm" fo:margin-bottom="0cm" loext:contextual-spacing="false" fo:line-height="100%" fo:text-align="justify" style:justify-single-word="false" fo:text-indent="0cm" style:auto-text-indent="false"/>
      <style:text-properties style:font-name="Nimbus Roman No9 L1" fo:font-size="12pt" style:font-size-asian="12pt" style:font-name-complex="Nimbus Roman No9 L1" style:font-size-complex="12pt"/>
    </style:style>
    <style:style style:name="P25" style:family="paragraph" style:parent-style-name="Texto_20_articulado">
      <style:paragraph-properties fo:margin-left="0cm" fo:margin-right="0cm" fo:margin-top="0cm" fo:margin-bottom="0cm" loext:contextual-spacing="false" fo:text-align="justify" style:justify-single-word="false" fo:text-indent="0cm" style:auto-text-indent="false" style:snap-to-layout-grid="false"/>
      <style:text-properties style:use-window-font-color="true" style:font-name="Nimbus Roman No9 L1" fo:font-size="12pt" fo:language="es" fo:country="ES" officeooo:paragraph-rsid="0013f47e" style:font-name-asian="Times New Roman" style:font-size-asian="12pt" style:language-asian="zh" style:country-asian="CN" style:font-name-complex="Nimbus Roman No9 L1" style:font-size-complex="12pt" style:language-complex="ar" style:country-complex="SA"/>
    </style:style>
    <style:style style:name="P26" style:family="paragraph" style:parent-style-name="Text_20_body">
      <style:paragraph-properties fo:margin-left="0cm" fo:margin-right="0cm" fo:margin-top="0cm" fo:margin-bottom="0cm" loext:contextual-spacing="false" fo:text-align="justify" style:justify-single-word="false" fo:text-indent="0cm" style:auto-text-indent="false" style:snap-to-layout-grid="false"/>
      <style:text-properties style:use-window-font-color="true" style:font-name="Nimbus Roman No9 L1" fo:font-size="12pt" fo:language="es" fo:country="ES" style:font-name-asian="Times New Roman" style:font-size-asian="12pt" style:language-asian="zh" style:country-asian="CN" style:font-name-complex="Nimbus Roman No9 L1" style:font-size-complex="12pt" style:language-complex="ar" style:country-complex="SA"/>
    </style:style>
    <style:style style:name="P27" style:family="paragraph" style:parent-style-name="Standard">
      <style:paragraph-properties fo:margin-left="0cm" fo:margin-right="-0.06cm" fo:text-align="center" style:justify-single-word="false" fo:text-indent="0cm" style:auto-text-indent="false"/>
      <style:text-properties style:font-name="Nimbus Roman No9 L1" fo:font-size="12pt" fo:language="es" fo:country="MX" style:font-size-asian="12pt" style:font-name-complex="Nimbus Roman No9 L1" style:font-size-complex="12pt"/>
    </style:style>
    <style:style style:name="P28" style:family="paragraph" style:parent-style-name="Standard">
      <style:paragraph-properties fo:text-align="justify" style:justify-single-word="false" fo:break-before="auto" fo:break-after="auto"/>
      <style:text-properties style:font-name="Nimbus Roman No9 L1" fo:font-size="12pt" style:font-size-asian="12pt" style:font-name-complex="Nimbus Roman No9 L1" style:font-size-complex="12pt"/>
    </style:style>
    <style:style style:name="P29" style:family="paragraph" style:parent-style-name="Standard" style:master-page-name="">
      <loext:graphic-properties draw:fill="none"/>
      <style:paragraph-properties fo:margin-left="5.9cm" fo:margin-right="0cm" fo:line-height="100%" fo:text-align="justify" style:justify-single-word="false" fo:orphans="2" fo:widows="2" fo:hyphenation-ladder-count="no-limit" fo:text-indent="-5.9cm" style:auto-text-indent="false" style:page-number="auto" fo:background-color="transparent" style:text-autospace="ideograph-alpha" style:punctuation-wrap="hanging" style:line-break="strict" style:writing-mode="lr-tb"/>
      <style:text-properties style:font-name="Nimbus Roman No9 L1" fo:font-size="12pt" officeooo:paragraph-rsid="0012548f" style:font-size-asian="12pt" style:font-name-complex="Nimbus Roman No9 L1" style:font-size-complex="12pt" fo:hyphenate="false" fo:hyphenation-remain-char-count="2" fo:hyphenation-push-char-count="2"/>
    </style:style>
    <style:style style:name="P30" style:family="paragraph" style:parent-style-name="Standard" style:master-page-name="">
      <loext:graphic-properties draw:fill="none"/>
      <style:paragraph-properties fo:margin-left="2.499cm" fo:margin-right="0cm" fo:margin-top="0cm" fo:margin-bottom="0cm" loext:contextual-spacing="false" fo:line-height="100%" fo:text-align="justify" style:justify-single-word="false" fo:orphans="2" fo:widows="2" fo:hyphenation-ladder-count="no-limit" fo:text-indent="-2.499cm" style:auto-text-indent="false" style:page-number="auto" fo:background-color="transparent" style:text-autospace="ideograph-alpha" style:punctuation-wrap="hanging" style:line-break="strict" style:writing-mode="lr-tb"/>
      <style:text-properties style:font-name="Nimbus Roman No9 L1" fo:font-size="12pt" officeooo:paragraph-rsid="0013f47e" style:font-size-asian="12pt" style:font-name-complex="Nimbus Roman No9 L1" style:font-size-complex="12pt" fo:hyphenate="false" fo:hyphenation-remain-char-count="2" fo:hyphenation-push-char-count="2"/>
    </style:style>
    <style:style style:name="P31" style:family="paragraph" style:parent-style-name="Standard" style:master-page-name="Standard">
      <style:paragraph-properties fo:text-align="center" style:justify-single-word="false" style:page-number="auto"/>
      <style:text-properties style:font-name="Nimbus Roman No9 L1" fo:font-size="12pt" fo:language="es" fo:country="MX" style:font-size-asian="12pt" style:font-name-complex="Nimbus Roman No9 L1" style:font-size-complex="12pt"/>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style:font-name="Nimbus Roman No9 L1" fo:font-size="12pt" fo:language="es" fo:country="MX" style:font-size-asian="12pt" style:font-name-complex="Nimbus Roman No9 L1" style:font-size-complex="12pt"/>
    </style:style>
    <style:style style:name="T4" style:family="text">
      <style:text-properties style:font-name="Nimbus Roman No9 L1" fo:font-size="12pt" style:font-size-asian="12pt" style:font-name-complex="Nimbus Roman No9 L1" style:font-size-complex="12pt"/>
    </style:style>
    <style:style style:name="T5" style:family="text">
      <style:text-properties style:font-name="Nimbus Roman No9 L1" fo:font-size="12pt" officeooo:rsid="0013f47e" style:font-size-asian="12pt" style:font-name-complex="Nimbus Roman No9 L1" style:font-size-complex="12pt"/>
    </style:style>
    <style:style style:name="T6" style:family="text">
      <style:text-properties officeooo:rsid="0039973d"/>
    </style:style>
    <style:style style:name="T7" style:family="text">
      <style:text-properties officeooo:rsid="0013f47e"/>
    </style:style>
    <style:style style:name="T8" style:family="text">
      <style:text-properties officeooo:rsid="0016208e"/>
    </style:style>
    <style:style style:name="T9" style:family="text">
      <style:text-properties officeooo:rsid="00170ddf"/>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5"><text:span text:style-name="T3">ORDENANZA</text:span><text:span text:style-name="T4"> N.º </text:span><text:span text:style-name="T5">3050</text:span><text:span text:style-name="T4">-CM-19</text:span></text:p>
      <text:p text:style-name="P19"/>
      <text:p text:style-name="P19"/>
      <text:p text:style-name="P29">DESCRIPCIÓN SINTÉTICA: <text:span text:style-name="T6">S</text:span>E DECLARA CIUDADANOS ILUSTRES A VETERANOS Y CAÍDOS GUERRA DE MALVINAS E ISLAS DEL ATLÁNTICO SUR. MODIFICA ORDENANZA 3039-CM-19</text:p>
      <text:p text:style-name="P19"/>
      <text:p text:style-name="P19"/>
      <text:p text:style-name="P19">ANTECEDENTES</text:p>
      <text:p text:style-name="P19"/>
      <text:p text:style-name="P7">Ley nacional 17531: Servicio militar.</text:p>
      <text:p text:style-name="P7"/>
      <text:p text:style-name="P7">Ley nacional 23118: Condecoraciones.</text:p>
      <text:p text:style-name="P7"/>
      <text:p text:style-name="P7">Ley nacional 24950: Héroes nacionales.</text:p>
      <text:p text:style-name="P7"/>
      <text:p text:style-name="P7">Ley 5207 de la Provincia de Río Negro: Reconocimiento histórico provincial.</text:p>
      <text:p text:style-name="P7"/>
      <text:p text:style-name="P7">Resolución 1336/94: Créase el registro nacional de entidades de veteranos de Guerra de Malvinas. </text:p>
      <text:p text:style-name="P7"/>
      <text:p text:style-name="P7">Carta Orgánica Municipal.</text:p>
      <text:p text:style-name="P7"/>
      <text:p text:style-name="P7">Ordenanza 1349-CM-03: Instituir en San Carlos de Bariloche, tipo y modalidad de distinciones, su registro y archivo.</text:p>
      <text:p text:style-name="P7"/>
      <text:p text:style-name="P7">Ordenanza 3039-CM-19: Se declara ciudadanos ilustres a veteranos y caídos Guerra de Malvinas e Islas del Atlántico Sur.</text:p>
      <text:p text:style-name="P7"/>
      <text:p text:style-name="P13">Ordenanza 15/1999 de la ciudad de Saladas. Se instituye el nombre de “Cabo Primero Marciano Verón” a la plaza situada en el barrio Centenario de la ciudad de Saladas.</text:p>
      <text:p text:style-name="P21"/>
      <text:p text:style-name="P21"/>
      <text:p text:style-name="P21"/>
      <text:p text:style-name="P21"><text:soft-page-break/></text:p>
      <text:p text:style-name="P19">FUNDAMENTOS</text:p>
      <text:p text:style-name="P19"/>
      <text:p text:style-name="P19"/>
      <text:p text:style-name="P8">Con motivo del reciente 117º aniversario de Bariloche, el pasado 3 de mayo se reconoció como ciudadanos ilustres a aquellos veteranos y caídos de la Guerra de Malvinas e Islas del Atlántico Sur de nuestra ciudad.</text:p>
      <text:p text:style-name="P8"/>
      <text:p text:style-name="P8">Como en tal ocasión se expuso, era una deuda que como vecinos y vecinas teníamos con aquellos que arriesgaron y dieron su vida para defendernos. A 37 años de finalizada la guerra de Malvinas se pudo concretar este merecido reconocimiento. </text:p>
      <text:p text:style-name="P8"/>
      <text:p text:style-name="P14">El motivo que genera la modificación de la ordenanza 3039-CM-19 se debe a que el reconocimiento movilizó a la ciudadanía de tal manera que nos llegaron nombres de personas que no se encontraban en los listados formales y que constatamos que efectivamente son veteranos y caídos de Malvinas. Es por esta razón, y dado que como todos los mencionados fueron, son y serán por siempre héroes, queremos que sean declarados ciudadanos ilustres y reciban el correspondiente reconocimiento.</text:p>
      <text:p text:style-name="P24"/>
      <text:p text:style-name="P24"/>
      <text:p text:style-name="P30">AUTOR/ES: Concejales Cristina Painefil, Diego Benítez, Gerardo Ávila, Carlos Sánchez y Puente, Claudia Contreras, Julia Fernández y Viviana <text:span text:style-name="T8">Gelain</text:span> (JSB).</text:p>
      <text:p text:style-name="P19"/>
      <text:p text:style-name="P19"/>
      <text:p text:style-name="P20">COLABORADOR: Centro de Ex Soldados Combatientes de Malvinas de Bariloche. </text:p>
      <text:p text:style-name="P19"/>
      <text:p text:style-name="P18">El proyecto original N.º <text:span text:style-name="T6">1207</text:span>/<text:span text:style-name="T6">19</text:span> fue aprobado en la sesión del día <text:span text:style-name="T7">9</text:span> de <text:span text:style-name="T9">mayo</text:span> de 2019, según consta en el Acta N.º <text:span text:style-name="T7">1113</text:span>/19. Por ello, en ejercicio de las atribuciones que le otorga el Art. 38 de la Carta Orgánica Municipal,</text:p>
      <text:p text:style-name="P17"/>
      <text:p text:style-name="P17">EL CONCEJO MUNICIPAL DE SAN CARLOS DE BARILOCHE</text:p>
      <text:p text:style-name="P17">SANCIONA CON CARÁCTER DE </text:p>
      <text:p text:style-name="P17"/>
      <text:p text:style-name="P27">ORDENANZA</text:p>
      <text:p text:style-name="P16"/>
      <table:table table:name="Tabla1" table:style-name="Tabla1">
        <table:table-column table:style-name="Tabla1.A"/>
        <table:table-column table:style-name="Tabla1.B"/>
        <table:table-row table:style-name="Tabla1.1">
          <table:table-cell table:style-name="Tabla1.A1" office:value-type="string">
            <text:p text:style-name="P9">Art. 1°) </text:p>
          </table:table-cell>
          <table:table-cell table:style-name="Tabla1.A1" office:value-type="string">
            <text:p text:style-name="P11">Se modifica el artículo 1º de la ordenanza 3039-CM-19, el cual queda redactado de la siguiente manera: </text:p>
            <text:p text:style-name="P11"><text:soft-page-break/></text:p>
            <text:p text:style-name="P11">“Art 1°) Se declara Ciudadanos Ilustres a los veteranos de la guerra de Malvinas e Islas del Atlántico Sur, que a continuación se detallan:</text:p>
            <text:p text:style-name="P11">Aristegui Carlos Javier, Arregui Héctor F, Barrenechea Gustavo, Barrilin Raúl Atilio, Candia Carlos Roberto, Carriqueo José Argentino, Charconet Juan Carlos, Cid Miguel H, Corbella Guillermo Enrique, Correa Martín Eloy, Delfino Oscar Pablo, Delgado Eduardo Héctor, Delorme Teodoro Alfredo, Domínguez Orlando Rubén, Dubourg Ernesto Ricardo, Estrada Horacio Antonio, Fernández Roberto Amado, Ferrero Andrés Antonio, Filartiga Sergio, Gómez Dante Néstor, González Jorge Adrián, Gough Juan Rolando, Hamid Jorge O, Herrera Marcelo Nicolás, Huck Jorge Luis, Jara Agustín, <text:s/>Jaramillo Luis Alfredo, Jaure Oscar, López Roberto Jesús, Maqueda Francisco José, Marín Emilio Juan, Navone Horacio Rubén, Nuñez Antonio César, Olivera Víctor Alejandro, Osycka Guillermo, Pablos Rubén Víctor, Pardini Reinaldo Rubén, Riquelme Eresmildo, Rodríguez José María, Rojas Luis Norberto, Rosales Rene Arnaldo, Ruíz Díaz Víctor, San Martín Luis, Seroni Luis Alberto, Storti Oscar Alfredo, Suárez Edgardo Hugo, Torchia Claudio, Tripaldi José, Villanueva Ricardo, Vivanco Eulogio, Williams Alberto H, Zubcko Santiago”.</text:p>
            <text:p text:style-name="P11"/>
            <text:p text:style-name="P11"/>
          </table:table-cell>
        </table:table-row>
        <table:table-row table:style-name="Tabla1.1">
          <table:table-cell table:style-name="Tabla1.A1" office:value-type="string">
            <text:p text:style-name="P9">Art. 2°)</text:p>
          </table:table-cell>
          <table:table-cell table:style-name="Tabla1.A1" office:value-type="string">
            <text:p text:style-name="P12">Se modifica el artículo 2º de la ordenanza 3039-CM-19, el cual queda redactado de la siguiente manera:</text:p>
            <text:p text:style-name="P12">“Art 2º) Se declara Ciudadanos Ilustres a los combatientes caídos en la Guerra de Malvinas e Islas del Atlántico Sur, que a continuación se detallan:</text:p>
            <text:p text:style-name="P25">Gorosito Héctor Omar, Jukic Daniel, Labalta Oscar, Olavarría Oscar, Verón Marciano”.</text:p>
            <text:p text:style-name="P26"/>
          </table:table-cell>
        </table:table-row>
        <table:table-row table:style-name="Tabla1.1">
          <table:table-cell table:style-name="Tabla1.A1" office:value-type="string">
            <text:p text:style-name="P10">Art. 3º)</text:p>
          </table:table-cell>
          <table:table-cell table:style-name="Tabla1.A1" office:value-type="string">
            <text:p text:style-name="P12">Se encomienda al Departamento de Digesto e Informática Legislativa la realización del texto ordenado de la ordenanza 3039-CM-19.</text:p>
            <text:p text:style-name="P12"/>
          </table:table-cell>
        </table:table-row>
        <table:table-row table:style-name="Tabla1.1">
          <table:table-cell table:style-name="Tabla1.A1" office:value-type="string">
            <text:p text:style-name="P9">Art. <text:span text:style-name="T7">4</text:span>°) </text:p>
          </table:table-cell>
          <table:table-cell table:style-name="Tabla1.A1" office:value-type="string">
            <text:p text:style-name="P23">Comuníquese. Publíquese en el Boletín Oficial. Cumplido, archívese.</text:p>
            <text:p text:style-name="P22"/>
          </table:table-cell>
        </table:table-row>
      </table:table>
      <text:p text:style-name="P16"/>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Droid Sans Fallback" svg:font-family="'Droid Sans Fallback'" style:font-pitch="variable"/>
    <style:font-face style:name="Droid Sans Fallback1" svg:font-family="'Droid Sans Fallback', 'MS Mincho'" style:font-pitch="variable"/>
    <style:font-face style:name="FreeSans2" svg:font-family="FreeSans" style:font-pitch="variable"/>
    <style:font-face style:name="FreeSans3" svg:font-family="FreeSans, 'MS Gothic'" style:font-pitch="variable"/>
    <style:font-face style:name="Microsoft Sans Serif1" svg:font-family="'Microsoft Sans Serif'"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Nimbus Roman No9 L" svg:font-family="'Nimbus Roman No9 L'" style:font-adornments="Norma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Nimbus Roman No9 L1" fo:font-family="'Nimbus Roman No9 L', 'Times New Roman'" style:font-family-generic="roman" style:font-pitch="variable" fo:font-size="12pt" fo:language="es" fo:country="AR" style:letter-kerning="true" style:font-name-asian="Droid Sans Fallback1" style:font-family-asian="'Droid Sans Fallback', 'MS Mincho'" style:font-pitch-asian="variable" style:font-size-asian="12pt" style:language-asian="zh" style:country-asian="CN" style:font-name-complex="FreeSans3" style:font-family-complex="FreeSans, 'MS Gothic'" style:font-pitch-complex="variable" style:font-size-complex="12pt" style:language-complex="hi" style:country-complex="IN" fo:hyphenate="false" fo:hyphenation-remain-char-count="2" fo:hyphenation-push-char-count="2"/>
    </style:style>
    <style:style style:name="Text_20_body_20_indent_20__28_user_29_" style:display-name="Text body indent (user)" style:family="paragraph" style:parent-style-name="Standard_20__28_user_29_">
      <style:paragraph-properties fo:margin-left="2.251cm" fo:margin-right="0cm" fo:text-align="justify" style:justify-single-word="false" fo:orphans="2" fo:widows="2" fo:text-indent="-2.251cm" style:auto-text-indent="false"/>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Normas" style:family="paragraph">
      <style:text-properties style:font-name="Nimbus Roman No9 L" fo:font-family="'Nimbus Roman No9 L'" style:font-style-name="Normal" style:font-family-generic="roman" style:font-pitch="variable"/>
    </style:style>
    <style:style style:name="Texto_20_normas" style:display-name="Texto normas" style:family="paragraph" style:parent-style-name="Normas"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text-properties fo:color="#000000" style:text-position="0% 100%" style:font-name="Microsoft Sans Serif" fo:font-family="'Microsoft Sans Serif'" style:font-family-generic="roman" style:font-pitch="variable" fo:font-size="12pt" fo:letter-spacing="normal" fo:language="es" fo:country="ES" style:font-name-asian="Microsoft Sans Serif1" style:font-family-asian="'Microsoft Sans Serif'" style:font-pitch-asian="variable" style:font-size-asian="12pt" style:language-asian="es" style:country-asian="ES" style:font-name-complex="Microsoft Sans Serif1" style:font-family-complex="'Microsoft Sans Serif'" style:font-pitch-complex="variable" style:font-size-complex="12pt" style:language-complex="es" style:country-complex="ES" style:text-scale="100%"/>
    </style:style>
    <style:style style:name="Body_20_text_20__28_2_29__5f_" style:display-name="Body text (2)_" style:family="text" style:parent-style-name="Default_20_Paragraph_20_Font">
      <style:text-properties fo:font-variant="normal" fo:text-transform="none" style:text-line-through-style="none" style:text-line-through-type="none" style:font-name="Times New Roman" fo:font-family="'Times New Roman'" style:font-family-generic="roman" style:font-pitch="variable" fo:font-size="11pt" fo:font-style="normal" style:text-underline-style="none"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Body_20_text_20__28_2_29__20__2b__20_10.5_20_pt" style:display-name="Body text (2) + 10.5 pt" style:family="text" style:parent-style-name="Body_20_text_20__28_2_29__5f_">
      <style:text-properties fo:color="#000000" style:text-position="0% 100%" fo:font-size="10.5pt" fo:letter-spacing="normal" fo:language="es" fo:country="ES" style:font-size-asian="10.5pt" style:language-asian="es" style:country-asian="ES" style:font-size-complex="10.5pt" style:language-complex="es" style:country-complex="ES" style:text-scale="100%"/>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201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637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36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796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style>
    <style:style style:name="MP2" style:family="paragraph" style:parent-style-name="Standard">
      <style:paragraph-properties fo:margin-left="0cm" fo:margin-right="-0.508cm" fo:text-align="center" style:justify-single-word="false" fo:text-indent="0cm" style:auto-text-indent="false"/>
      <style:text-properties fo:language="es" fo:country="MX"/>
    </style:style>
    <style:style style:name="MP3" style:family="paragraph" style:parent-style-name="Standard">
      <style:paragraph-properties fo:margin-left="0cm" fo:margin-right="-0.508cm" fo:text-indent="0cm" style:auto-text-indent="false" style:snap-to-layout-grid="false"/>
    </style:style>
    <style:style style:name="MP4" style:family="paragraph" style:parent-style-name="Standard">
      <style:paragraph-properties fo:margin-left="0cm" fo:margin-right="-0.508cm" fo:text-indent="0cm" style:auto-text-indent="false"/>
    </style:style>
    <style:style style:name="MP5"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6" style:family="paragraph" style:parent-style-name="Standard">
      <style:paragraph-properties fo:margin-left="0cm" fo:margin-right="-0.233cm" fo:text-align="center" style:justify-single-word="false" fo:text-indent="0cm" style:auto-text-indent="false"/>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cm" fo:background-color="transparent" style:dynamic-spacing="true" draw:fill="none" draw:fill-color="#729fcf"/>
      </style:footer-style>
    </style:page-layout>
  </office:automatic-styles>
  <office:master-styles>
    <style:master-page style:name="Standard" style:page-layout-name="Mpm1">
      <style:header>
        <text:p text:style-name="MP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DCLE</text:p>
            </table:table-cell>
            <table:table-cell table:style-name="Tabla2.A1" office:value-type="string">
              <text:p text:style-name="MP2">ORDENANZA </text:p>
            </table:table-cell>
            <table:table-cell table:style-name="Tabla2.C1" office:value-type="string">
              <text:p text:style-name="MP3"/>
              <text:p text:style-name="MP4"><draw:frame draw:style-name="Mfr1" draw:name="Imagen1" text:anchor-type="char" svg:y="-0.146cm" svg:width="4.307cm" svg:height="1.279cm" draw:z-index="1"><draw:image xlink:href="Pictures/10000000000000F100000058321C7A9FD766F7DB.jpg" xlink:type="simple" xlink:show="embed" xlink:actuate="onLoad"/></draw:frame></text:p>
              <text:p text:style-name="MP4"/>
              <text:p text:style-name="MP4"/>
              <text:p text:style-name="MP5"/>
              <text:p text:style-name="MP6"><text:span text:style-name="MT1">No a la violencia de género. Ni una menos. </text:span><text:span text:style-name="MT2">(Ordenanza 3029-CM-18)</text:span></text:p>
            </table:table-cell>
          </table:table-row>
        </table:table>
        <text:p text:style-name="Standard"/>
      </style:header>
      <style:header-lef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CLE</text:p>
            </table:table-cell>
            <table:table-cell table:style-name="Tabla3.A1" office:value-type="string">
              <text:p text:style-name="MP2">ORDENANZA </text:p>
            </table:table-cell>
            <table:table-cell table:style-name="Tabla3.C1" office:value-type="string">
              <text:p text:style-name="MP3"/>
              <text:p text:style-name="MP4"><draw:frame draw:style-name="Mfr1" draw:name="Imagen2" text:anchor-type="char" svg:y="-0.146cm" svg:width="4.292cm" svg:height="1.263cm" draw:z-index="2"><draw:image xlink:href="Pictures/10000000000000F1000000580C1C5C3793BFECC6.jpg" xlink:type="simple" xlink:show="embed" xlink:actuate="onLoad"/></draw:frame></text:p>
              <text:p text:style-name="MP4"/>
              <text:p text:style-name="MP4"/>
              <text:p text:style-name="MP5"/>
              <text:p text:style-name="MP6"><text:span text:style-name="MT1">No a la violencia de género. Ni una menos. </text:span><text:span text:style-name="MT2">(Ordenanza 3029-CM-18)</text:span></text:p>
            </table:table-cell>
          </table:table-row>
        </table:table>
        <text:p text:style-name="MP4"/>
      </style:header-left>
      <style:footer>
        <text:p text:style-name="Standard"/>
      </style:footer>
      <style:footer-left>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9-05-28T10:30:40.331712769</dc:date>
    <meta:editing-cycles>20</meta:editing-cycles>
    <meta:editing-duration>PT1H25M13S</meta:editing-duration>
    <meta:generator>LibreOffice/5.1.6.2$Linux_X86_64 LibreOffice_project/10m0$Build-2</meta:generator>
    <meta:document-statistic meta:table-count="3" meta:image-count="2" meta:object-count="0" meta:page-count="3" meta:paragraph-count="40" meta:word-count="669" meta:character-count="4422" meta:non-whitespace-character-count="3783"/>
  </office:meta>
</office:document-meta>
</file>